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path draw:style-name="gr1" draw:text-style-name="P1" draw:layer="layout" svg:width="8.298cm" svg:height="1.39cm" draw:transform="rotate (-0.785398163397448) translate (3.08649999999999cm 3.96850000000001cm)" svg:viewBox="0 0 8299 1391" svg:d="M0 1391c2341-462 4801-522 7100-1247l911-144h2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7:44:27.208000000</meta:creation-date>
    <dc:date>2017-06-28T17:45:18.772000000</dc:date>
    <meta:editing-duration>PT54S</meta:editing-duration>
    <meta:editing-cycles>1</meta:editing-cycles>
    <meta:document-statistic meta:object-count="1"/>
    <meta:generator>LibreOffice/5.1.6.2$Windows_x86 LibreOffice_project/07ac168c60a517dba0f0d7bc7540f5afa45f0909</meta:generator>
  </office:meta>
</office:document-meta>
</file>